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Le principal problème que nous avons rencontré à été le passage du diagramme Entité association à la base de données. En effet,<text:s/>nous ne voulions pas briser la « bijectiviter » entre notre diagramme et nos tables sur MySQL<text:s/>mais nous voulions en même temps que certaines tables ( comme par exemple commande ) contiennent des listes d’items. Cela n’est pas<text:s/>possible, car<text:s/>chaque attribut est atomique. Nous nous sommes dit qu’il fallait ajouter des attributs dans certaines tables. Par exemple mettre dans la table<text:s/>commande, un attribut pour chaque vélo possible, pour chaque pièce et un qui permet de connaître le nombre de chaque item dans la commande. Cependant, cela n’aurait pas eut trop de sens dans le diagramme. Nous avons donc gardé<text:s/>la « bijectivité » entre diagramme et table MySQL, mais il y a des choses qu’on ne peut pas connaître sur notre base donnée, comme la commande complète par exemple. Pour résoudre se problème, nous avons créer des fonctions permettant de remplir des fichiers csv, contenant toutes ce qu’on n’a pas pu mettre les tables. Notamment les commandes complètes. Nous avons utilisé ces fichiers csv pour faire certaines requêtes, impossible depuis notre base de données. ( Par exemple la moyenne des prix des command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jamel Messaoudi</meta:initial-creator>
    <dc:creator>Djamel Messaoudi</dc:creator>
    <meta:creation-date>2021-05-18T15:28:00Z</meta:creation-date>
    <dc:date>2021-05-18T16:01:00Z</dc:date>
    <meta:template xlink:href="Normal.dotm" xlink:type="simple"/>
    <meta:editing-cycles>2</meta:editing-cycles>
    <meta:editing-duration>PT1680S</meta:editing-duration>
    <meta:document-statistic meta:page-count="1" meta:paragraph-count="2" meta:word-count="192" meta:character-count="1248" meta:row-count="8" meta:non-whitespace-character-count="1058"/>
  </office:meta>
</office:document-meta>
</file>